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dc740" officeooo:paragraph-rsid="001dc740"/>
    </style:style>
    <style:style style:name="P2" style:family="paragraph" style:parent-style-name="Standard">
      <style:paragraph-properties fo:text-align="start" style:justify-single-word="false"/>
      <style:text-properties fo:font-size="16pt" officeooo:rsid="001dc740" officeooo:paragraph-rsid="001dc740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2a745f" officeooo:paragraph-rsid="002a745f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officeooo:rsid="002b86a4" officeooo:paragraph-rsid="002b86a4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officeooo:rsid="001f484f" officeooo:paragraph-rsid="001f484f"/>
    </style:style>
    <style:style style:name="P6" style:family="paragraph" style:parent-style-name="Standard">
      <style:paragraph-properties fo:text-align="center" style:justify-single-word="false"/>
      <style:text-properties fo:font-size="16pt" officeooo:rsid="001f95c5" officeooo:paragraph-rsid="001f95c5"/>
    </style:style>
    <style:style style:name="P7" style:family="paragraph" style:parent-style-name="Standard">
      <style:paragraph-properties fo:text-align="center" style:justify-single-word="false"/>
      <style:text-properties fo:font-size="16pt" officeooo:rsid="001f95c5" officeooo:paragraph-rsid="0025a5b2"/>
    </style:style>
    <style:style style:name="P8" style:family="paragraph" style:parent-style-name="Standard">
      <style:paragraph-properties fo:text-align="start" style:justify-single-word="false"/>
      <style:text-properties fo:font-size="16pt" officeooo:rsid="001f95c5" officeooo:paragraph-rsid="001f95c5"/>
    </style:style>
    <style:style style:name="P9" style:family="paragraph" style:parent-style-name="Standard">
      <style:paragraph-properties fo:text-align="start" style:justify-single-word="false"/>
      <style:text-properties fo:font-size="16pt" officeooo:rsid="001f95c5" officeooo:paragraph-rsid="0025a5b2"/>
    </style:style>
    <style:style style:name="P10" style:family="paragraph" style:parent-style-name="Standard">
      <style:paragraph-properties fo:text-align="start" style:justify-single-word="false"/>
      <style:text-properties fo:font-size="16pt" officeooo:rsid="0022f2c3" officeooo:paragraph-rsid="0022f2c3"/>
    </style:style>
    <style:style style:name="P11" style:family="paragraph" style:parent-style-name="Standard">
      <style:paragraph-properties fo:text-align="start" style:justify-single-word="false"/>
      <style:text-properties fo:font-size="16pt" officeooo:rsid="0022f2c3" officeooo:paragraph-rsid="0025a5b2"/>
    </style:style>
    <style:style style:name="P12" style:family="paragraph" style:parent-style-name="Standard">
      <style:paragraph-properties fo:text-align="center" style:justify-single-word="false"/>
      <style:text-properties fo:font-size="16pt" officeooo:rsid="0022f2c3" officeooo:paragraph-rsid="0025a5b2"/>
    </style:style>
    <style:style style:name="P13" style:family="paragraph" style:parent-style-name="Standard">
      <style:paragraph-properties fo:text-align="start" style:justify-single-word="false"/>
      <style:text-properties fo:font-size="16pt" officeooo:rsid="0023f8f0" officeooo:paragraph-rsid="0023f8f0"/>
    </style:style>
    <style:style style:name="P14" style:family="paragraph" style:parent-style-name="Standard">
      <style:paragraph-properties fo:text-align="start" style:justify-single-word="false"/>
      <style:text-properties fo:font-size="16pt" officeooo:rsid="0025a5b2" officeooo:paragraph-rsid="0025a5b2"/>
    </style:style>
    <style:style style:name="P15" style:family="paragraph" style:parent-style-name="Standard">
      <style:paragraph-properties fo:text-align="start" style:justify-single-word="false"/>
      <style:text-properties fo:font-size="16pt" officeooo:rsid="0027759e" officeooo:paragraph-rsid="0027759e"/>
    </style:style>
    <style:style style:name="P16" style:family="paragraph" style:parent-style-name="Standard">
      <style:paragraph-properties fo:text-align="start" style:justify-single-word="false"/>
      <style:text-properties fo:font-size="16pt" officeooo:rsid="0027f9ae" officeooo:paragraph-rsid="0027f9ae"/>
    </style:style>
    <style:style style:name="P17" style:family="paragraph" style:parent-style-name="Standard">
      <style:paragraph-properties fo:text-align="start" style:justify-single-word="false"/>
      <style:text-properties fo:font-size="16pt" officeooo:rsid="0028b50d" officeooo:paragraph-rsid="0028b50d"/>
    </style:style>
    <style:style style:name="P18" style:family="paragraph" style:parent-style-name="Standard">
      <style:paragraph-properties fo:text-align="start" style:justify-single-word="false"/>
      <style:text-properties fo:font-size="16pt" officeooo:rsid="002a745f" officeooo:paragraph-rsid="002a745f"/>
    </style:style>
    <style:style style:name="P19" style:family="paragraph" style:parent-style-name="Standard">
      <style:paragraph-properties fo:text-align="start" style:justify-single-word="false"/>
      <style:text-properties fo:font-size="16pt" officeooo:rsid="002b86a4" officeooo:paragraph-rsid="002b86a4"/>
    </style:style>
    <style:style style:name="T1" style:family="text">
      <style:text-properties officeooo:rsid="0025a5b2"/>
    </style:style>
    <style:style style:name="T2" style:family="text">
      <style:text-properties officeooo:rsid="0027f9ae"/>
    </style:style>
    <style:style style:name="T3" style:family="text">
      <style:text-properties officeooo:rsid="0028b50d"/>
    </style:style>
    <style:style style:name="T4" style:family="text">
      <style:text-properties officeooo:rsid="002b86a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per 01</text:p>
      <text:p text:style-name="P3">Smart<text:tab/>traffic<text:tab/>lights switching and traffic density calculation using video<text:tab/>processing</text:p>
      <text:p text:style-name="P2"/>
      <text:p text:style-name="P2">Problem:</text:p>
      <text:p text:style-name="P2">Automation of traffic signal depending on camera input.</text:p>
      <text:p text:style-name="P2"/>
      <text:p text:style-name="P2">Solution:</text:p>
      <text:p text:style-name="P2">1) Use of cumulative density to determine which will turn green first.</text:p>
      <text:p text:style-name="P2">2) Use this cumulative density to determine green light time with a minimum (10 sec) and maximum (60 sec) value.</text:p>
      <text:p text:style-name="P2"/>
      <text:p text:style-name="P2">Performance Metric:</text:p>
      <text:p text:style-name="P2">1) Density of vehicle on the roads.</text:p>
      <text:p text:style-name="P2">2) How many cars have passed junctions.</text:p>
      <text:p text:style-name="P5">3) On different times (idle, normal, peak).</text:p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Paper 02</text:p>
      <text:p text:style-name="P3">Multi-modal traffic signal control with priority, signal actuation and coordination</text:p>
      <text:p text:style-name="P8"/>
      <text:p text:style-name="P8">Problem:</text:p>
      <text:p text:style-name="P10">Priority assigned vehicle request to infrastructure. </text:p>
      <text:p text:style-name="P8"/>
      <text:p text:style-name="P10">Solution:</text:p>
      <text:p text:style-name="P13">1) Mathematical model to optimize things considering real time vehicle actuation and soft signal coordination.</text:p>
      <text:p text:style-name="P14">2) Proposes a flow chart</text:p>
      <text:p text:style-name="P10"/>
      <text:p text:style-name="P10">Performance Metric:</text:p>
      <text:p text:style-name="P10">1) Average delay of different kind of vehicles.</text:p>
      <text:p text:style-name="P10"/>
      <text:p text:style-name="P11"><text:tab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Paper <text:span text:style-name="T1">03</text:span></text:p>
      <text:p text:style-name="P3">An Experimental Review of Reinforcement Learning Algorithms for Adaptive Traffic Signal Control</text:p>
      <text:p text:style-name="P18"/>
      <text:p text:style-name="P9">Problem:</text:p>
      <text:p text:style-name="P14">Experimental review of RL in ATSC (automated traffic signal control).</text:p>
      <text:p text:style-name="P9"/>
      <text:p text:style-name="P11"><text:span text:style-name="T2">Discussion</text:span>:</text:p>
      <text:p text:style-name="P15"><text:span text:style-name="T2">1) </text:span>Review paper. Measures performance</text:p>
      <text:p text:style-name="P16">2) Addresses issue that in RL based methods all agents are independently greedy. Central control is impossible due to various number of possible actions and states. </text:p>
      <text:p text:style-name="P16"><text:span text:style-name="T3">3</text:span>) <text:span text:style-name="T3">States - </text:span>Queue lengt<text:span text:style-name="T3">h, </text:span>Delay, Flow rate</text:p>
      <text:p text:style-name="P17">4) Reward – Average trip waiting time, junction waiting time, trip time, junction flow rate, juction stop count.</text:p>
      <text:p text:style-name="P17">5) Reward/performance metric should be easily calculated by simulator.</text:p>
      <text:p text:style-name="P11"/>
      <text:p text:style-name="P17">Performance Metric:</text:p>
      <text:p text:style-name="P17">Can be same as states or rewards.</text:p>
      <text:p text:style-name="P17"/>
      <text:p text:style-name="P11"/>
      <text:p text:style-name="P15">RL Method:</text:p>
      <text:p text:style-name="P15">- Agent receives scaler reward based on previous actions.</text:p>
      <text:p text:style-name="P15">- Q values represent expected reward stored in a <text:span text:style-name="T2">matrix.</text:span></text:p>
      <text:p text:style-name="P15">- Markov decision process : from any state s, selecting a action will result in s' with probability T(s,a,s') and give reward r=R(s,a,s'). Goal is to choose most appropriate action for each state.</text:p>
      <text:p text:style-name="P15">- Model-based RL methods needs T to be known which is nearly impossible for staochastic processes like traffic system.</text:p>
      <text:p text:style-name="P15">- Q-learning : model-free approach. </text:p>
      <text:p text:style-name="P7"><text:soft-page-break/>Paper <text:span text:style-name="T4">04</text:span></text:p>
      <text:p text:style-name="P7"/>
      <text:p text:style-name="P4">Multi-agent Reinforcement Learning for Traffic System</text:p>
      <text:p text:style-name="P9"/>
      <text:p text:style-name="P9">Problem:</text:p>
      <text:p text:style-name="P19">Multi-agent controlling</text:p>
      <text:p text:style-name="P19"/>
      <text:p text:style-name="P11">Solution:</text:p>
      <text:p text:style-name="P19">Status bit sharing</text:p>
      <text:p text:style-name="P11"/>
      <text:p text:style-name="P11">Performance Metric:</text:p>
      <text:p text:style-name="P19">Previous ones</text:p>
      <text:p text:style-name="P11"/>
      <text:p text:style-name="P11"/>
      <text:p text:style-name="P11">*<text:span text:style-name="T4">Other approaches:</text:span></text:p>
      <text:p text:style-name="P11">- <text:span text:style-name="T4">Congestion information sharing</text:span></text:p>
      <text:p text:style-name="P11">- <text:span text:style-name="T4">Communicate with only the neighbors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5T12:27:59.730198837</meta:creation-date>
    <dc:date>2016-04-12T11:17:32.053132714</dc:date>
    <meta:editing-duration>PT31M53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4" meta:paragraph-count="50" meta:word-count="337" meta:character-count="2229" meta:non-whitespace-character-count="1932"/>
  </office:meta>
</office:document-meta>
</file>